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color="#2a2a2a" loext:opacity="100%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text-properties fo:font-size="20pt" fo:font-weight="bold" officeooo:rsid="000afb68" officeooo:paragraph-rsid="000afb68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5pt" fo:font-weight="bold" officeooo:rsid="000afb68" officeooo:paragraph-rsid="000afb68" style:font-size-asian="15pt" style:font-weight-asian="bold" style:font-size-complex="15pt" style:font-weight-complex="bold"/>
    </style:style>
    <style:style style:name="T1" style:family="text">
      <style:text-properties fo:color="#2a2a2a" loext:opacity="100%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d Romance</text:p>
      <text:p text:style-name="P5">Lady Gaga</text:p>
      <text:p text:style-name="Standard"/>
      <text:section text:style-name="Sect1" text:name="Seção1">
        <text:p text:style-name="P1">Oh-oh-oh-oh-oh</text:p>
        <text:p text:style-name="P2">Oh-oh-oh-oh-oh-oh-oh</text:p>
        <text:p text:style-name="P2">Caught in a bad romance</text:p>
        <text:p text:style-name="P2">Oh-oh-oh-oh-oh</text:p>
        <text:p text:style-name="P2">Oh-oh-oh-oh-oh-oh-oh</text:p>
        <text:p text:style-name="P2">Caught in a bad romance</text:p>
        <text:p text:style-name="P3"/>
        <text:p text:style-name="P2">Ra ra-ah-ah-ah</text:p>
        <text:p text:style-name="P2">Roma, Roma-ma</text:p>
        <text:p text:style-name="P2">Gaga, oh la-la</text:p>
        <text:p text:style-name="P2">Want your bad romance</text:p>
        <text:p text:style-name="P3"/>
        <text:p text:style-name="P2">Ra ra-ah-ah-ah</text:p>
        <text:p text:style-name="P2">Roma, Roma-ma</text:p>
        <text:p text:style-name="P2">Gaga, oh la-la</text:p>
        <text:p text:style-name="P2">Want your bad romance</text:p>
        <text:p text:style-name="P3"/>
        <text:p text:style-name="P2">I want your ugly, I want your disease</text:p>
        <text:p text:style-name="P2">I want your everything as long as it's free</text:p>
        <text:p text:style-name="P2">I want your love</text:p>
        <text:p text:style-name="P2">Love, love, love, I want your love, yeah</text:p>
        <text:p text:style-name="P3"/>
        <text:p text:style-name="P3"/>
        <text:p text:style-name="P3"/>
        <text:p text:style-name="P3"/>
        <text:p text:style-name="P3"/>
        <text:p text:style-name="P3"/>
        <text:p text:style-name="P2">I want your drama, the touch of your hand (hey)</text:p>
        <text:p text:style-name="P2">I want your leather studded kiss in the sand</text:p>
        <text:p text:style-name="P2">I want your love</text:p>
        <text:p text:style-name="P2">Love, love, love, I want your love</text:p>
        <text:p text:style-name="P2">(Love, love, love, I want your love)</text:p>
        <text:p text:style-name="P3"/>
        <text:p text:style-name="P2">You know that I want you</text:p>
        <text:p text:style-name="P2">And you know that I need you</text:p>
        <text:p text:style-name="P2">I want it bad</text:p>
        <text:p text:style-name="P2">Your bad romance</text:p>
        <text:p text:style-name="P3"/>
        <text:p text:style-name="P2">I want your love and I want your revenge</text:p>
        <text:p text:style-name="P2">You and me could write a bad romance</text:p>
        <text:p text:style-name="P2">(Oh-oh-oh-oh-oh)</text:p>
        <text:p text:style-name="P1">I want your love and all your lover's revenge</text:p>
        <text:p text:style-name="P2">You and me could write a bad romance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2"><text:soft-page-break/>Oh-oh-oh-oh-oh</text:p>
        <text:p text:style-name="P2">Oh-oh-oh-oh-oh-oh-oh</text:p>
        <text:p text:style-name="P2">Caught in a bad romance</text:p>
        <text:p text:style-name="P2">Oh-oh-oh-oh-oh</text:p>
        <text:p text:style-name="P2">Oh-oh-oh-oh-oh-oh-oh</text:p>
        <text:p text:style-name="P2">Caught in a bad romance</text:p>
        <text:p text:style-name="P3"/>
        <text:p text:style-name="P2">Ra ra-ah-ah-ah</text:p>
        <text:p text:style-name="P2">Roma, Roma-ma</text:p>
        <text:p text:style-name="P2">Gaga, oh la-la</text:p>
        <text:p text:style-name="P2">Want your bad romance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2">I want your horror, I want your design</text:p>
        <text:p text:style-name="P2">'Cause you're a criminal as long as you're mine</text:p>
        <text:p text:style-name="P2">I want your love</text:p>
        <text:p text:style-name="P2">(Love, love, love, I want your love, uh)</text:p>
        <text:p text:style-name="P3"><text:span text:style-name="T1">I want your psycho, your vertigo stick</text:span></text:p>
        <text:p text:style-name="P2">Want you in my rear window, baby, you're sick</text:p>
        <text:p text:style-name="P2">I want your love</text:p>
        <text:p text:style-name="P2">Love, love, love, I want your love</text:p>
        <text:p text:style-name="P2">(Love, love, love, I want your love)</text:p>
        <text:p text:style-name="P3"/>
        <text:p text:style-name="P2">You know that I want you</text:p>
        <text:p text:style-name="P2">And you know that I need you</text:p>
        <text:p text:style-name="P2">('Cause I'm a free bitch, baby)</text:p>
        <text:p text:style-name="P2">I want it bad</text:p>
        <text:p text:style-name="P2">A bad romance</text:p>
        <text:p text:style-name="P3"/>
        <text:p text:style-name="P2">I want your love and I want your revenge</text:p>
        <text:p text:style-name="P2">You and me could write a bad romance</text:p>
        <text:p text:style-name="P2">(Oh-oh-oh-oh-oh)</text:p>
      </text:section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28:40.575299454</meta:creation-date>
    <dc:date>2025-06-02T23:34:11.216831254</dc:date>
    <meta:editing-duration>PT5M3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61" meta:word-count="293" meta:character-count="1512" meta:non-whitespace-character-count="1280"/>
  </office:meta>
</office:document-meta>
</file>